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 loext:decorative="false"/>
    </style:style>
    <style:style style:name="gr2" style:family="graphic" style:parent-style-name="objectwithoutfill">
      <style:graphic-properties draw:marker-end="Puntas_20_de_20_flecha_20_1" draw:marker-end-width="0.3cm" draw:fill="none" draw:textarea-vertical-align="middle" loext:decorative="false"/>
    </style:style>
    <style:style style:name="gr3" style:family="graphic" style:parent-style-name="standard">
      <style:graphic-properties draw:textarea-horizontal-align="justify" draw:textarea-vertical-align="middle" draw:auto-grow-height="false" fo:min-height="2.25cm" fo:min-width="2.5cm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1.75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0.25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0.5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2.25cm" loext:decorative="false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2.023cm" fo:min-width="2.182cm" loext:decorative="fals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0.952cm" loext:decorative="false"/>
      <style:paragraph-properties style:writing-mode="lr-tb"/>
    </style:style>
    <style:style style:name="gr10" style:family="graphic" style:parent-style-name="objectwithoutfill">
      <style:graphic-properties svg:stroke-color="#ff0000" draw:marker-end="Puntas_20_de_20_flecha_20_2" draw:marker-end-width="0.3cm" draw:fill="none" draw:textarea-vertical-align="middle" loext:decorative="false"/>
    </style:style>
    <style:style style:name="gr11" style:family="graphic" style:parent-style-name="standard">
      <style:graphic-properties draw:textarea-horizontal-align="justify" draw:textarea-vertical-align="middle" draw:auto-grow-height="false" fo:min-height="2.25cm" fo:min-width="2.3cm" loext:decorative="fals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13" style:family="graphic" style:parent-style-name="objectwithoutfill">
      <style:graphic-properties svg:stroke-color="#3465a4" draw:fill="none" draw:textarea-vertical-align="middle" loext:decorative="false"/>
    </style:style>
    <style:style style:name="gr14" style:family="graphic" style:parent-style-name="objectwithoutfill">
      <style:graphic-properties svg:stroke-color="#ff0000" draw:marker-end="Puntas_20_de_20_flecha_20_3" draw:marker-end-width="0.3cm" draw:fill="none" draw:textarea-vertical-align="middle" loext:decorative="fals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in-height="1.5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in-height="2cm" loext:decorative="false"/>
      <style:paragraph-properties style:writing-mode="lr-tb"/>
    </style:style>
    <style:style style:name="gr17" style:family="graphic" style:parent-style-name="standard">
      <style:graphic-properties svg:stroke-color="#ff0000" draw:textarea-horizontal-align="justify" draw:textarea-vertical-align="middle" draw:auto-grow-height="false" fo:min-height="6.25cm" fo:min-width="5.25cm" loext:decorative="false"/>
    </style:style>
    <style:style style:name="gr18" style:family="graphic" style:parent-style-name="objectwithoutfill">
      <style:graphic-properties svg:stroke-color="#ff0000" draw:fill="none" draw:textarea-vertical-align="middle" loext:decorative="false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in-height="1.25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in-height="4.978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loext:graphic-properties draw:fill="none" draw:fill-color="#ffffff"/>
      <style:text-properties fo:font-weight="bold" style:font-weight-asian="bold" style:font-weight-complex="bold"/>
    </style:style>
    <style:style style:name="P6" style:family="paragraph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7" style:family="paragraph">
      <loext:graphic-properties draw:fill="none" draw:fill-color="#ffffff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7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8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path draw:style-name="gr1" draw:text-style-name="P1" draw:layer="layout" svg:width="1.613cm" svg:height="1.148cm" draw:transform="rotate (-1.40254658690264) translate (2.76590806610784cm 1.59112480792979cm)" svg:viewBox="0 0 1614 1149" svg:d="M399 1102c185-24 2383-297 375 10-1160 177-770-310-399-819 612-839 684 367 490 593l12 244">
          <text:p/>
        </draw:path>
        <draw:line draw:style-name="gr2" draw:text-style-name="P1" draw:layer="layout" svg:x1="3.25cm" svg:y1="3cm" svg:x2="5.5cm" svg:y2="3cm">
          <text:p/>
        </draw:line>
        <draw:custom-shape draw:style-name="gr3" draw:text-style-name="P2" draw:layer="layout" svg:width="3cm" svg:height="2.5cm" svg:x="5.75cm" svg:y="2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5.751cm" svg:y1="3.25cm" svg:x2="8.75cm" svg:y2="3.25cm">
          <text:p/>
        </draw:line>
        <draw:line draw:style-name="gr1" draw:text-style-name="P1" draw:layer="layout" svg:x1="7.25cm" svg:y1="2cm" svg:x2="7.25cm" svg:y2="4.5cm">
          <text:p/>
        </draw:line>
        <draw:frame draw:style-name="gr4" draw:text-style-name="P3" draw:layer="layout" svg:width="18.5cm" svg:height="2cm" svg:x="1.5cm" svg:y="5.5cm">
          <draw:text-box>
            <text:p>Para movereme hacia la derecha en una matriz 2x2 deberia hacer p→column +1 tal que:</text:p>
          </draw:text-box>
        </draw:frame>
        <draw:frame draw:style-name="gr5" draw:text-style-name="P5" draw:layer="layout" svg:width="0.5cm" svg:height="0.962cm" svg:x="6.25cm" svg:y="2.5cm">
          <draw:text-box>
            <text:p text:style-name="P4"><text:span text:style-name="T1">A</text:span></text:p>
          </draw:text-box>
        </draw:frame>
        <draw:frame draw:style-name="gr6" draw:text-style-name="P3" draw:layer="layout" svg:width="1cm" svg:height="0.962cm" svg:x="6cm" svg:y="2.25cm">
          <draw:text-box>
            <text:p>A</text:p>
          </draw:text-box>
        </draw:frame>
        <draw:path draw:style-name="gr1" draw:text-style-name="P1" draw:layer="layout" svg:width="1.613cm" svg:height="1.148cm" draw:transform="rotate (-1.40254658690264) translate (3.08690806610784cm 7.59312480792979cm)" svg:viewBox="0 0 1614 1149" svg:d="M399 1102c185-24 2383-297 375 10-1160 177-770-310-399-819 612-839 684 367 490 593l12 244">
          <text:p/>
        </draw:path>
        <draw:line draw:style-name="gr2" draw:text-style-name="P1" draw:layer="layout" svg:x1="3.571cm" svg:y1="9.002cm" svg:x2="5.821cm" svg:y2="9.002cm">
          <text:p/>
        </draw:line>
        <draw:custom-shape draw:style-name="gr3" draw:text-style-name="P2" draw:layer="layout" svg:width="3cm" svg:height="2.5cm" svg:x="6.071cm" svg:y="8.002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6.072cm" svg:y1="9.252cm" svg:x2="9.071cm" svg:y2="9.252cm">
          <text:p/>
        </draw:line>
        <draw:line draw:style-name="gr1" draw:text-style-name="P1" draw:layer="layout" svg:x1="7.571cm" svg:y1="8.002cm" svg:x2="7.571cm" svg:y2="10.502cm">
          <text:p/>
        </draw:line>
        <draw:frame draw:style-name="gr6" draw:text-style-name="P3" draw:layer="layout" svg:width="0.75cm" svg:height="0.962cm" svg:x="8cm" svg:y="8.25cm">
          <draw:text-box>
            <text:p>A</text:p>
          </draw:text-box>
        </draw:frame>
        <draw:frame draw:style-name="gr7" draw:text-style-name="P3" draw:layer="layout" svg:width="17cm" svg:height="5.939cm" svg:x="2cm" svg:y="11cm">
          <draw:text-box>
            <text:p>Si vuelvo a hacer lo mismo, el ejercicio me pide que la matriz en realidad es un objeto que posee relación con <text:span text:style-name="T2">l</text:span><text:span text:style-name="T2">a </text:span><text:span text:style-name="T2">a</text:span><text:span text:style-name="T2">r</text:span><text:span text:style-name="T2">it</text:span><text:span text:style-name="T2">m</text:span><text:span text:style-name="T2">é</text:span><text:span text:style-name="T2">ti</text:span><text:span text:style-name="T2">c</text:span><text:span text:style-name="T2">a </text:span><text:span text:style-name="T2">m</text:span><text:span text:style-name="T2">o</text:span><text:span text:style-name="T2">d</text:span><text:span text:style-name="T2">u</text:span><text:span text:style-name="T2">l</text:span><text:span text:style-name="T2">a</text:span><text:span text:style-name="T2">r</text:span><text:span text:style-name="T3"> </text:span><text:span text:style-name="T3">d</text:span><text:span text:style-name="T3">o</text:span><text:span text:style-name="T3">n</text:span><text:span text:style-name="T3">d</text:span><text:span text:style-name="T3">e </text:span><text:span text:style-name="T4">n</text:span><text:span text:style-name="T4">+</text:span><text:span text:style-name="T4">1 </text:span><text:span text:style-name="T4">=</text:span><text:span text:style-name="T4">= </text:span><text:span text:style-name="T4">1 </text:span><text:span text:style-name="T4">(</text:span><text:span text:style-name="T4">n</text:span><text:span text:style-name="T4">). </text:span><text:span text:style-name="T3">P</text:span><text:span text:style-name="T3">a</text:span><text:span text:style-name="T3">r</text:span><text:span text:style-name="T3">a </text:span><text:span text:style-name="T3">e</text:span><text:span text:style-name="T3">l </text:span><text:span text:style-name="T3">c</text:span><text:span text:style-name="T3">a</text:span><text:span text:style-name="T3">s</text:span><text:span text:style-name="T3">o </text:span><text:span text:style-name="T3">d</text:span><text:span text:style-name="T3">e </text:span><text:span text:style-name="T3">l</text:span><text:span text:style-name="T3">a </text:span><text:span text:style-name="T3">m</text:span><text:span text:style-name="T3">a</text:span><text:span text:style-name="T3">tr</text:span><text:span text:style-name="T3">i</text:span><text:span text:style-name="T3">z </text:span><text:span text:style-name="T3">d</text:span><text:span text:style-name="T3">e</text:span><text:span text:style-name="T3">b</text:span><text:span text:style-name="T3">e</text:span><text:span text:style-name="T3">rí</text:span><text:span text:style-name="T3">a </text:span><text:span text:style-name="T3">p</text:span><text:span text:style-name="T3">e</text:span><text:span text:style-name="T3">n</text:span><text:span text:style-name="T3">s</text:span><text:span text:style-name="T3">a</text:span><text:span text:style-name="T3">r </text:span><text:span text:style-name="T3">q</text:span><text:span text:style-name="T3">u</text:span><text:span text:style-name="T3">e </text:span><text:span text:style-name="T3">a</text:span><text:span text:style-name="T3">l </text:span><text:span text:style-name="T3">m</text:span><text:span text:style-name="T3">o</text:span><text:span text:style-name="T3">v</text:span><text:span text:style-name="T3">e</text:span><text:span text:style-name="T3">r</text:span><text:span text:style-name="T3">m</text:span><text:span text:style-name="T3">e </text:span><text:span text:style-name="T3">p</text:span><text:span text:style-name="T3">o</text:span><text:span text:style-name="T3">r </text:span><text:span text:style-name="T3">c</text:span><text:span text:style-name="T3">o</text:span><text:span text:style-name="T3">l</text:span><text:span text:style-name="T3">u</text:span><text:span text:style-name="T3">m</text:span><text:span text:style-name="T3">n</text:span><text:span text:style-name="T3">a</text:span><text:span text:style-name="T3">s </text:span><text:span text:style-name="T3">d</text:span><text:span text:style-name="T3">e</text:span><text:span text:style-name="T3">b</text:span><text:span text:style-name="T3">e</text:span><text:span text:style-name="T3">rí</text:span><text:span text:style-name="T3">a </text:span><text:span text:style-name="T3">p</text:span><text:span text:style-name="T3">e</text:span><text:span text:style-name="T3">n</text:span><text:span text:style-name="T3">s</text:span><text:span text:style-name="T3">a</text:span><text:span text:style-name="T3">r </text:span><text:span text:style-name="T3">q</text:span><text:span text:style-name="T3">u</text:span><text:span text:style-name="T3">e </text:span><text:span text:style-name="T3">p</text:span><text:span text:style-name="T3">→</text:span><text:span text:style-name="T3">d</text:span><text:span text:style-name="T3">i</text:span><text:span text:style-name="T3">m</text:span><text:span text:style-name="T3">e</text:span><text:span text:style-name="T3">n</text:span><text:span text:style-name="T3">s</text:span><text:span text:style-name="T3">i</text:span><text:span text:style-name="T3">o</text:span><text:span text:style-name="T3">n </text:span><text:span text:style-name="T3">s</text:span><text:span text:style-name="T3">e </text:span><text:span text:style-name="T3">r</text:span><text:span text:style-name="T3">e</text:span><text:span text:style-name="T3">s</text:span><text:span text:style-name="T3">t</text:span><text:span text:style-name="T3">a </text:span><text:span text:style-name="T2">“</text:span><text:span text:style-name="T2">l</text:span><text:span text:style-name="T2">a </text:span><text:span text:style-name="T2">c</text:span><text:span text:style-name="T2">a</text:span><text:span text:style-name="T2">n</text:span><text:span text:style-name="T2">ti</text:span><text:span text:style-name="T2">d</text:span><text:span text:style-name="T2">a</text:span><text:span text:style-name="T2">d </text:span><text:span text:style-name="T2">d</text:span><text:span text:style-name="T2">e </text:span><text:span text:style-name="T2">v</text:span><text:span text:style-name="T2">e</text:span><text:span text:style-name="T2">c</text:span><text:span text:style-name="T2">e</text:span><text:span text:style-name="T2">s </text:span><text:span text:style-name="T2">q</text:span><text:span text:style-name="T2">u</text:span><text:span text:style-name="T2">e </text:span><text:span text:style-name="T2">y</text:span><text:span text:style-name="T2">o </text:span><text:span text:style-name="T2">m</text:span><text:span text:style-name="T2">e </text:span><text:span text:style-name="T2">m</text:span><text:span text:style-name="T2">u</text:span><text:span text:style-name="T2">e</text:span><text:span text:style-name="T2">v</text:span><text:span text:style-name="T2">o</text:span><text:span text:style-name="T2">”</text:span><text:span text:style-name="T3">,</text:span><text:span text:style-name="T5"> </text:span><text:span text:style-name="T3">e</text:span><text:span text:style-name="T3">n </text:span><text:span text:style-name="T3">e</text:span><text:span text:style-name="T3">s</text:span><text:span text:style-name="T3">t</text:span><text:span text:style-name="T3">e </text:span><text:span text:style-name="T3">c</text:span><text:span text:style-name="T3">a</text:span><text:span text:style-name="T3">s</text:span><text:span text:style-name="T3">o</text:span><text:span text:style-name="T3">, </text:span><text:span text:style-name="T3">p</text:span><text:span text:style-name="T3">→</text:span><text:span text:style-name="T3">d</text:span><text:span text:style-name="T3">i</text:span><text:span text:style-name="T3">m</text:span><text:span text:style-name="T3">e</text:span><text:span text:style-name="T3">n</text:span><text:span text:style-name="T3">s</text:span><text:span text:style-name="T3">i</text:span><text:span text:style-name="T3">o</text:span><text:span text:style-name="T3">n </text:span><text:span text:style-name="T3">= </text:span><text:span text:style-name="T3">1 </text:span><text:span text:style-name="T3">p</text:span><text:span text:style-name="T3">o</text:span><text:span text:style-name="T3">r </text:span><text:span text:style-name="T3">l</text:span><text:span text:style-name="T3">o </text:span><text:span text:style-name="T3">q</text:span><text:span text:style-name="T3">u</text:span><text:span text:style-name="T3">e</text:span><text:span text:style-name="T3">, </text:span><text:span text:style-name="T3">p</text:span><text:span text:style-name="T3">a</text:span><text:span text:style-name="T3">r</text:span><text:span text:style-name="T3">a </text:span><text:span text:style-name="T3">c</text:span><text:span text:style-name="T3">a</text:span><text:span text:style-name="T3">l</text:span><text:span text:style-name="T3">c</text:span><text:span text:style-name="T3">u</text:span><text:span text:style-name="T3">l</text:span><text:span text:style-name="T3">a</text:span><text:span text:style-name="T3">r </text:span><text:span text:style-name="T3">l</text:span><text:span text:style-name="T3">a </text:span><text:span text:style-name="T3">a</text:span><text:span text:style-name="T3">ri</text:span><text:span text:style-name="T3">t</text:span><text:span text:style-name="T3">m</text:span><text:span text:style-name="T3">e</text:span><text:span text:style-name="T3">ti</text:span><text:span text:style-name="T3">c</text:span><text:span text:style-name="T3">a </text:span><text:span text:style-name="T3">m</text:span><text:span text:style-name="T3">o</text:span><text:span text:style-name="T3">d</text:span><text:span text:style-name="T3">u</text:span><text:span text:style-name="T3">l</text:span><text:span text:style-name="T3">a</text:span><text:span text:style-name="T3">r </text:span><text:span text:style-name="T3">d</text:span><text:span text:style-name="T3">e </text:span><text:span text:style-name="T3">e</text:span><text:span text:style-name="T3">s</text:span><text:span text:style-name="T3">t</text:span><text:span text:style-name="T3">á</text:span><text:span text:style-name="T3">s </text:span><text:span text:style-name="T3">m</text:span><text:span text:style-name="T3">a</text:span><text:span text:style-name="T3">tr</text:span><text:span text:style-name="T3">i</text:span><text:span text:style-name="T3">c</text:span><text:span text:style-name="T3">e</text:span><text:span text:style-name="T3">s </text:span><text:span text:style-name="T3">e</text:span><text:span text:style-name="T3">s </text:span><text:span text:style-name="T3">n</text:span><text:span text:style-name="T3">e</text:span><text:span text:style-name="T3">c</text:span><text:span text:style-name="T3">e</text:span><text:span text:style-name="T3">s</text:span><text:span text:style-name="T3">a</text:span><text:span text:style-name="T3">ri</text:span><text:span text:style-name="T3">o </text:span><text:span text:style-name="T3">v</text:span><text:span text:style-name="T3">e</text:span><text:span text:style-name="T3">r:</text:span></text:p>
          </draw:text-box>
        </draw:frame>
        <draw:path draw:style-name="gr1" draw:text-style-name="P1" draw:layer="layout" svg:width="1.466cm" svg:height="1.027cm" draw:transform="skewX (-0.00558505360638183) rotate (-1.40586271248143) translate (2.40106361616341cm 17.6057707823831cm)" svg:viewBox="0 0 1467 1028" svg:d="M363 986c167-22 2165-267 340 9-1054 159-700-278-362-733 555-750 622 328 445 531l11 217">
          <text:p/>
        </draw:path>
        <draw:line draw:style-name="gr2" draw:text-style-name="P1" draw:layer="layout" svg:x1="2.833cm" svg:y1="18.886cm" svg:x2="4.844cm" svg:y2="18.886cm">
          <text:p/>
        </draw:line>
        <draw:custom-shape draw:style-name="gr8" draw:text-style-name="P2" draw:layer="layout" svg:width="2.682cm" svg:height="2.273cm" svg:x="5.068cm" svg:y="17.977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5.069cm" svg:y1="19.114cm" svg:x2="7.75cm" svg:y2="19.114cm">
          <text:p/>
        </draw:line>
        <draw:line draw:style-name="gr1" draw:text-style-name="P1" draw:layer="layout" svg:x1="6.409cm" svg:y1="17.977cm" svg:x2="6.409cm" svg:y2="20.25cm">
          <text:p/>
        </draw:line>
        <draw:frame draw:style-name="gr9" draw:text-style-name="P3" draw:layer="layout" svg:width="0.893cm" svg:height="1.202cm" svg:x="5.292cm" svg:y="18.204cm">
          <draw:text-box>
            <text:p>A</text:p>
          </draw:text-box>
        </draw:frame>
        <draw:line draw:style-name="gr10" draw:text-style-name="P1" draw:layer="layout" svg:x1="8cm" svg:y1="18.75cm" svg:x2="10.5cm" svg:y2="18.75cm">
          <text:p/>
        </draw:line>
        <draw:line draw:style-name="gr2" draw:text-style-name="P1" draw:layer="layout" svg:x1="13.121cm" svg:y1="18.75cm" svg:x2="15.221cm" svg:y2="18.75cm">
          <text:p/>
        </draw:line>
        <draw:custom-shape draw:style-name="gr11" draw:text-style-name="P2" draw:layer="layout" svg:width="2.8cm" svg:height="2.5cm" svg:x="15.505cm" svg:y="18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5.5cm" svg:y1="19.25cm" svg:x2="18.299cm" svg:y2="19.25cm">
          <text:p/>
        </draw:line>
        <draw:line draw:style-name="gr1" draw:text-style-name="P1" draw:layer="layout" svg:x1="17cm" svg:y1="18cm" svg:x2="17cm" svg:y2="20.5cm">
          <text:p/>
        </draw:line>
        <draw:frame draw:style-name="gr12" draw:text-style-name="P3" draw:layer="layout" svg:width="0.7cm" svg:height="0.962cm" svg:x="17.25cm" svg:y="18.25cm">
          <draw:text-box>
            <text:p>A</text:p>
          </draw:text-box>
        </draw:frame>
        <draw:path draw:style-name="gr13" draw:text-style-name="P1" draw:layer="layout" svg:width="1.049cm" svg:height="2.165cm" draw:transform="skewX (-0.0321140582366957) rotate (-0.257086998818765) translate (11.3363769751168cm 17.7855556143649cm)" svg:viewBox="0 0 1050 2166" svg:d="M0 387c320-111 1106 2883 511 1332-213-557-772-1203-125-1650 298-206 708 82 660 425l-464 203-224 139-60 70">
          <text:p/>
        </draw:path>
        <draw:frame draw:style-name="gr4" draw:text-style-name="P3" draw:layer="layout" svg:width="20.5cm" svg:height="2.384cm" svg:x="0.5cm" svg:y="21cm">
          <draw:text-box>
            <text:p>Si hago de nuevo un paso a derecha el calcula sería:</text:p>
            <text:p><text:span text:style-name="T4">P</text:span><text:span text:style-name="T4">o</text:span><text:span text:style-name="T4">s</text:span><text:span text:style-name="T4">→</text:span><text:span text:style-name="T4">c</text:span><text:span text:style-name="T4">o</text:span><text:span text:style-name="T4">l</text:span><text:span text:style-name="T4">u</text:span><text:span text:style-name="T4">m</text:span><text:span text:style-name="T4">n </text:span><text:span text:style-name="T4">= </text:span><text:span text:style-name="T4">(</text:span><text:span text:style-name="T4">p</text:span><text:span text:style-name="T4">o</text:span><text:span text:style-name="T4">s</text:span><text:span text:style-name="T4">→</text:span><text:span text:style-name="T4">c</text:span><text:span text:style-name="T4">o</text:span><text:span text:style-name="T4">l</text:span><text:span text:style-name="T4">u</text:span><text:span text:style-name="T4">m</text:span><text:span text:style-name="T4">n </text:span><text:span text:style-name="T4">+ </text:span><text:span text:style-name="T4">(</text:span><text:span text:style-name="T4">p</text:span><text:span text:style-name="T4">o</text:span><text:span text:style-name="T4">s</text:span><text:span text:style-name="T4">-</text:span><text:span text:style-name="T4">&gt;</text:span><text:span text:style-name="T4">d</text:span><text:span text:style-name="T4">i</text:span><text:span text:style-name="T4">m</text:span><text:span text:style-name="T4">e</text:span><text:span text:style-name="T4">n</text:span><text:span text:style-name="T4">s</text:span><text:span text:style-name="T4">i</text:span><text:span text:style-name="T4">o</text:span><text:span text:style-name="T4">n</text:span><text:span text:style-name="T4">-</text:span><text:span text:style-name="T4">1</text:span><text:span text:style-name="T4">)</text:span><text:span text:style-name="T4">)</text:span><text:span text:style-name="T4">%</text:span><text:span text:style-name="T4">p</text:span><text:span text:style-name="T4">o</text:span><text:span text:style-name="T4">s</text:span><text:span text:style-name="T4">-</text:span><text:span text:style-name="T4">&gt;</text:span><text:span text:style-name="T4">d</text:span><text:span text:style-name="T4">i</text:span><text:span text:style-name="T4">m</text:span><text:span text:style-name="T4">e</text:span><text:span text:style-name="T4">n</text:span><text:span text:style-name="T4">s</text:span><text:span text:style-name="T4">i</text:span><text:span text:style-name="T4">o</text:span><text:span text:style-name="T4">n</text:span> <text:s/></text:p>
          </draw:text-box>
        </draw:frame>
        <draw:line draw:style-name="gr2" draw:text-style-name="P1" draw:layer="layout" svg:x1="3.121cm" svg:y1="24.573cm" svg:x2="5.221cm" svg:y2="24.573cm">
          <text:p/>
        </draw:line>
        <draw:custom-shape draw:style-name="gr11" draw:text-style-name="P2" draw:layer="layout" svg:width="2.8cm" svg:height="2.5cm" svg:x="5.505cm" svg:y="23.823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5.5cm" svg:y1="25.073cm" svg:x2="8.299cm" svg:y2="25.073cm">
          <text:p/>
        </draw:line>
        <draw:line draw:style-name="gr1" draw:text-style-name="P1" draw:layer="layout" svg:x1="7cm" svg:y1="23.823cm" svg:x2="7cm" svg:y2="26.323cm">
          <text:p/>
        </draw:line>
        <draw:frame draw:style-name="gr12" draw:text-style-name="P3" draw:layer="layout" svg:width="0.7cm" svg:height="0.962cm" svg:x="7.25cm" svg:y="24.073cm">
          <draw:text-box>
            <text:p>A</text:p>
          </draw:text-box>
        </draw:frame>
        <draw:path draw:style-name="gr13" draw:text-style-name="P1" draw:layer="layout" svg:width="1.049cm" svg:height="2.165cm" draw:transform="skewX (-0.0321140582366956) rotate (-0.257086998818765) translate (1.33637697511684cm 23.6085556143649cm)" svg:viewBox="0 0 1050 2166" svg:d="M0 387c320-111 1106 2883 511 1332-213-557-772-1203-125-1650 298-206 708 82 660 425l-464 203-224 139-60 70">
          <text:p/>
        </draw:path>
        <draw:line draw:style-name="gr14" draw:text-style-name="P1" draw:layer="layout" svg:x1="8.75cm" svg:y1="24.5cm" svg:x2="11.25cm" svg:y2="24.5cm">
          <text:p/>
        </draw:line>
        <draw:path draw:style-name="gr1" draw:text-style-name="P1" draw:layer="layout" svg:width="1.466cm" svg:height="1.027cm" draw:transform="skewX (-0.00558505360638184) rotate (-1.40586271248143) translate (12.9720636161634cm 23.3557707823831cm)" svg:viewBox="0 0 1467 1028" svg:d="M363 986c167-22 2165-267 340 9-1054 159-700-278-362-733 555-750 622 328 445 531l11 217">
          <text:p/>
        </draw:path>
        <draw:line draw:style-name="gr2" draw:text-style-name="P1" draw:layer="layout" svg:x1="13.404cm" svg:y1="24.636cm" svg:x2="15.415cm" svg:y2="24.636cm">
          <text:p/>
        </draw:line>
        <draw:custom-shape draw:style-name="gr8" draw:text-style-name="P2" draw:layer="layout" svg:width="2.682cm" svg:height="2.273cm" svg:x="15.639cm" svg:y="23.727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5.64cm" svg:y1="24.864cm" svg:x2="18.321cm" svg:y2="24.864cm">
          <text:p/>
        </draw:line>
        <draw:line draw:style-name="gr1" draw:text-style-name="P1" draw:layer="layout" svg:x1="16.98cm" svg:y1="23.727cm" svg:x2="16.98cm" svg:y2="26cm">
          <text:p/>
        </draw:line>
        <draw:frame draw:style-name="gr9" draw:text-style-name="P3" draw:layer="layout" svg:width="0.893cm" svg:height="1.202cm" svg:x="15.863cm" svg:y="23.954cm">
          <draw:text-box>
            <text:p>A</text:p>
          </draw:text-box>
        </draw:frame>
        <draw:frame draw:style-name="gr15" draw:text-style-name="P3" draw:layer="layout" svg:width="18.25cm" svg:height="1.75cm" svg:x="1.25cm" svg:y="26.75cm">
          <draw:text-box>
            <text:p>Siguiendo esta lógica de desarrollo, podemos hacer los movimientos para arriba, abajo y a izquierda.</text:p>
          </draw:text-box>
        </draw:frame>
      </draw:page>
      <draw:page draw:name="page2" draw:style-name="dp1" draw:master-page-name="Predeterminado">
        <draw:frame draw:style-name="gr16" draw:text-style-name="P3" draw:layer="layout" svg:width="18cm" svg:height="2.384cm" svg:x="1.5cm" svg:y="1.25cm">
          <draw:text-box>
            <text:p>Para hacer un board tal que sea una matriz de todos ‘0’ excepto en la fila y columna señaladas por pos→column x pos→row debemos ver:</text:p>
          </draw:text-box>
        </draw:frame>
        <draw:custom-shape draw:style-name="gr17" draw:text-style-name="P2" draw:layer="layout" svg:width="5.75cm" svg:height="6.5cm" svg:x="2.75cm" svg:y="4.25cm">
          <text:p/>
          <draw:enhanced-geometry svg:viewBox="0 0 21600 21600" draw:type="rectangle" draw:enhanced-path="M 0 0 L 21600 0 21600 21600 0 21600 0 0 Z N"/>
        </draw:custom-shape>
        <draw:line draw:style-name="gr18" draw:text-style-name="P1" draw:layer="layout" svg:x1="2.75cm" svg:y1="5.25cm" svg:x2="8.5cm" svg:y2="5.25cm">
          <text:p/>
        </draw:line>
        <draw:line draw:style-name="gr18" draw:text-style-name="P1" draw:layer="layout" svg:x1="2.75cm" svg:y1="6.75cm" svg:x2="8.5cm" svg:y2="6.75cm">
          <text:p/>
        </draw:line>
        <draw:line draw:style-name="gr18" draw:text-style-name="P1" draw:layer="layout" svg:x1="2.742cm" svg:y1="7.95cm" svg:x2="8.5cm" svg:y2="8cm">
          <text:p/>
        </draw:line>
        <draw:line draw:style-name="gr18" draw:text-style-name="P1" draw:layer="layout" svg:x1="4cm" svg:y1="4.25cm" svg:x2="4cm" svg:y2="10.75cm">
          <text:p/>
        </draw:line>
        <draw:line draw:style-name="gr18" draw:text-style-name="P1" draw:layer="layout" svg:x1="5.5cm" svg:y1="4.25cm" svg:x2="5.5cm" svg:y2="10.75cm">
          <text:p/>
        </draw:line>
        <draw:line draw:style-name="gr18" draw:text-style-name="P1" draw:layer="layout" svg:x1="6.5cm" svg:y1="4.25cm" svg:x2="6.5cm" svg:y2="10.75cm">
          <text:p/>
        </draw:line>
        <draw:frame draw:style-name="gr6" draw:text-style-name="P3" draw:layer="layout" svg:width="0.75cm" svg:height="0.962cm" svg:x="4.5cm" svg:y="7cm">
          <draw:text-box>
            <text:p>1</text:p>
          </draw:text-box>
        </draw:frame>
        <draw:frame draw:style-name="gr19" draw:text-style-name="P7" draw:layer="layout" svg:width="9.5cm" svg:height="1.673cm" svg:x="8.5cm" svg:y="4.25cm">
          <draw:text-box>
            <text:p text:style-name="P6"><text:span text:style-name="T6">N</text:span><text:span text:style-name="T6">o</text:span><text:span text:style-name="T6">t</text:span><text:span text:style-name="T6">a</text:span><text:span text:style-name="T6">:</text:span><text:span text:style-name="T7"> </text:span><text:span text:style-name="T8">a</text:span><text:span text:style-name="T8">s</text:span><text:span text:style-name="T8">u</text:span><text:span text:style-name="T8">m</text:span><text:span text:style-name="T8">a</text:span><text:span text:style-name="T8">m</text:span><text:span text:style-name="T8">o</text:span><text:span text:style-name="T8">s </text:span><text:span text:style-name="T8">q</text:span><text:span text:style-name="T8">u</text:span><text:span text:style-name="T8">e </text:span><text:span text:style-name="T8">l</text:span><text:span text:style-name="T8">o </text:span><text:span text:style-name="T8">n</text:span><text:span text:style-name="T8">o </text:span><text:span text:style-name="T8">r</text:span><text:span text:style-name="T8">e</text:span><text:span text:style-name="T8">ll</text:span><text:span text:style-name="T8">e</text:span><text:span text:style-name="T8">n</text:span><text:span text:style-name="T8">a</text:span><text:span text:style-name="T8">d</text:span><text:span text:style-name="T8">o </text:span><text:span text:style-name="T8">e</text:span><text:span text:style-name="T8">s </text:span><text:span text:style-name="T8">t</text:span><text:span text:style-name="T8">o</text:span><text:span text:style-name="T8">d</text:span><text:span text:style-name="T8">o </text:span><text:span text:style-name="T8">0</text:span><text:span text:style-name="T8">.</text:span></text:p>
          </draw:text-box>
        </draw:frame>
        <draw:frame draw:style-name="gr20" draw:text-style-name="P3" draw:layer="layout" svg:width="12.25cm" svg:height="5.228cm" svg:x="8.75cm" svg:y="6cm">
          <draw:text-box>
            <text:p>Si board es un unsigned int **board donde se le pidio un calloc, para cada board[i] con i desde 0 hasta pos→dimension -1, </text:p>
            <text:p>Cada elemento debo hacerse un calloc de la dimension de la matriz pos. 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Puntas_20_de_20_flecha_20_1" draw:display-name="Puntas de flecha 1" svg:viewBox="0 0 20 20" svg:d="M0 20l10-20 10 20z"/>
    <draw:marker draw:name="Puntas_20_de_20_flecha_20_2" draw:display-name="Puntas de flecha 2" svg:viewBox="0 0 20 20" svg:d="M0 20l10-20 10 20z"/>
    <draw:marker draw:name="Puntas_20_de_20_flecha_20_3" draw:display-name="Puntas de flecha 3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2T17:26:04.548418578</meta:creation-date>
    <dc:date>2024-06-22T18:49:37.245853709</dc:date>
    <meta:editing-duration>PT51M19S</meta:editing-duration>
    <meta:editing-cycles>1</meta:editing-cycles>
    <meta:document-statistic meta:object-count="54"/>
    <meta:generator>LibreOffice/24.2.3.2$Linux_X86_64 LibreOffice_project/420$Build-2</meta:generator>
  </office:meta>
</office:document-meta>
</file>